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-color="#0d1f63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stroke="solid" draw:fill-color="#1b75bc" draw:opacity="50%" draw:textarea-horizontal-align="justify" draw:textarea-vertical-align="middle" draw:auto-grow-height="false" fo:min-height="11.374cm" fo:min-width="2.758cm"/>
    </style:style>
    <style:style style:name="gr4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無填入的物件_5f_2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預設_5f_1">
      <style:graphic-properties draw:stroke="none" draw:fill-color="#0d1f63" draw:textarea-horizontal-align="justify" draw:textarea-vertical-align="middle" draw:auto-grow-height="false" fo:min-height="0.104cm" fo:min-width="0cm"/>
    </style:style>
    <style:style style:name="gr7" style:family="graphic" style:parent-style-name="預設_5f_1">
      <style:graphic-properties draw:stroke="solid" draw:fill-color="#1b75bc" draw:opacity="50%" draw:textarea-horizontal-align="justify" draw:textarea-vertical-align="middle" draw:auto-grow-height="false" fo:min-height="11.374cm" fo:min-width="2.758cm"/>
    </style:style>
    <style:style style:name="gr8" style:family="graphic" style:parent-style-name="無填入的物件_5f_2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2" style:family="graphic" style:parent-style-name="無填入也無線條的物件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svg:stroke-width="0.035cm" svg:stroke-color="#1c1c1c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5" style:family="graphic" style:parent-style-name="無填入也無線條的物件">
      <style:graphic-properties draw:stroke="none" draw:fill="solid" draw:fill-color="#fff685" draw:textarea-vertical-align="middle" draw:ole-draw-aspect="1" style:protect="size"/>
    </style:style>
    <style:style style:name="gr16" style:family="graphic" style:parent-style-name="無填入也無線條的物件">
      <style:graphic-properties draw:fill="solid" draw:fill-color="#fff685" draw:textarea-vertical-align="middle" draw:ole-draw-aspect="1" style:protect="size"/>
    </style:style>
    <style:style style:name="gr17" style:family="graphic" style:parent-style-name="objectwithoutfill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svg:stroke-color="#1c1c1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draw:stroke="dash" draw:stroke-dash="Fine_20_Dashed"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159cm" svg:stroke-color="#1c1c1c" draw:marker-start-width="0.438cm" draw:marker-end-width="0.438cm" svg:stroke-opacity="70%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svg:stroke-width="0.053cm" svg:stroke-color="#1c1c1c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80808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無填入的物件_5f_1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無填入的物件_5f_1">
      <style:graphic-properties svg:stroke-width="0.106cm" svg:stroke-color="#1c1c1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無填入的物件_5f_1">
      <style:graphic-properties draw:stroke="dash" draw:stroke-dash="Fine_20_Dashed"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預設_5f_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無填入的物件_5f_1">
      <style:graphic-properties svg:stroke-width="0.159cm" svg:stroke-color="#1c1c1c" draw:marker-start-width="0.438cm" draw:marker-end-width="0.438cm" svg:stroke-opacity="70%" draw:fill="none" draw:textarea-vertical-align="middle" fo:padding-top="0.204cm" fo:padding-bottom="0.204cm" fo:padding-left="0.329cm" fo:padding-right="0.329cm"/>
    </style:style>
    <style:style style:name="gr29" style:family="graphic" style:parent-style-name="無填入也無線條的物件_5f_1">
      <style:graphic-properties draw:textarea-vertical-align="middle" draw:ole-draw-aspect="1" style:protect="size"/>
    </style:style>
    <style:style style:name="gr30" style:family="graphic" style:parent-style-name="預設_5f_1">
      <style:graphic-properties svg:stroke-width="0.053cm" svg:stroke-color="#1c1c1c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d1f63"/>
      <style:paragraph-properties fo:text-align="center"/>
    </style:style>
    <style:style style:name="P3" style:family="paragraph">
      <loext:graphic-properties draw:fill-color="#1b75bc"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68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15.4cm" svg:y1="4.6cm" svg:x2="17.3cm" svg:y2="5.812cm">
          <text:p/>
        </draw:line>
        <draw:custom-shape draw:style-name="gr2" draw:text-style-name="P2" draw:layer="layout" svg:width="0.5cm" svg:height="0.5cm" svg:x="17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cm" svg:y1="6.7cm" svg:x2="18.1cm" svg:y2="9.46cm">
          <text:p/>
        </draw:line>
        <draw:custom-shape draw:style-name="gr2" draw:text-style-name="P2" draw:layer="layout" svg:width="0.5cm" svg:height="0.5cm" svg:x="1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cm" svg:y1="8.2cm" svg:x2="14.6cm" svg:y2="9.372cm">
          <text:p/>
        </draw:line>
        <draw:custom-shape draw:style-name="gr2" draw:text-style-name="P2" draw:layer="layout" svg:width="0.5cm" svg:height="0.5cm" svg:x="14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cm" svg:y1="10.4cm" svg:x2="14.7cm" svg:y2="12.502cm">
          <text:p/>
        </draw:line>
        <draw:custom-shape draw:style-name="gr2" draw:text-style-name="P2" draw:layer="layout" svg:width="0.5cm" svg:height="0.5cm" svg:x="14.58cm" svg:y="12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9cm" svg:y1="12.7cm" svg:x2="11.4cm" svg:y2="13.662cm">
          <text:p/>
        </draw:line>
        <draw:custom-shape draw:style-name="gr2" draw:text-style-name="P2" draw:layer="layout" svg:width="0.5cm" svg:height="0.5cm" svg:x="11.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58cm" svg:height="11.624cm" draw:transform="skewX (0.250629280586386) rotate (-0.351334778426458) translate (14.395cm 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cm" svg:y1="5cm" svg:x2="13.1cm" svg:y2="7.2cm">
          <text:p/>
        </draw:line>
        <draw:custom-shape draw:style-name="gr2" draw:text-style-name="P2" draw:layer="layout" svg:width="0.5cm" svg:height="0.5cm" svg:x="9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92cm" svg:y1="8.921cm" svg:x2="10.42cm" svg:y2="9.971cm">
          <text:p/>
        </draw:line>
        <draw:custom-shape draw:style-name="gr2" draw:text-style-name="P2" draw:layer="layout" svg:width="0.5cm" svg:height="0.5cm" svg:x="8.52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72cm" svg:y1="4.121cm" svg:x2="15.62cm" svg:y2="5.461cm">
          <text:p/>
        </draw:line>
        <draw:custom-shape draw:style-name="gr2" draw:text-style-name="P2" draw:layer="layout" svg:width="0.5cm" svg:height="0.5cm" svg:x="13.32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32cm" svg:y1="9.821cm" svg:x2="10.92cm" svg:y2="12.371cm">
          <text:p/>
        </draw:line>
        <draw:custom-shape draw:style-name="gr2" draw:text-style-name="P2" draw:layer="layout" svg:width="0.5cm" svg:height="0.5cm" svg:x="6.92cm" svg:y="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141cm" svg:y1="8.042cm" svg:x2="13.041cm" svg:y2="9.382cm">
          <text:p/>
        </draw:line>
        <draw:custom-shape draw:style-name="gr2" draw:text-style-name="P2" draw:layer="layout" svg:width="0.5cm" svg:height="0.5cm" svg:x="10.741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預設">
        <draw:line draw:style-name="gr5" draw:text-style-name="P1" draw:layer="layout" svg:x1="15.4cm" svg:y1="4.6cm" svg:x2="17.3cm" svg:y2="5.812cm">
          <text:p/>
        </draw:line>
        <draw:custom-shape draw:style-name="gr6" draw:text-style-name="P2" draw:layer="layout" svg:width="0.5cm" svg:height="0.5cm" svg:x="17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8cm" svg:y1="6.7cm" svg:x2="18.1cm" svg:y2="9.46cm">
          <text:p/>
        </draw:line>
        <draw:custom-shape draw:style-name="gr6" draw:text-style-name="P2" draw:layer="layout" svg:width="0.5cm" svg:height="0.5cm" svg:x="1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8cm" svg:y1="8.2cm" svg:x2="14.6cm" svg:y2="9.372cm">
          <text:p/>
        </draw:line>
        <draw:custom-shape draw:style-name="gr6" draw:text-style-name="P2" draw:layer="layout" svg:width="0.5cm" svg:height="0.5cm" svg:x="14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cm" svg:y1="10.4cm" svg:x2="14.7cm" svg:y2="12.502cm">
          <text:p/>
        </draw:line>
        <draw:custom-shape draw:style-name="gr6" draw:text-style-name="P2" draw:layer="layout" svg:width="0.5cm" svg:height="0.5cm" svg:x="14.58cm" svg:y="12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9cm" svg:y1="12.7cm" svg:x2="11.4cm" svg:y2="13.662cm">
          <text:p/>
        </draw:line>
        <draw:custom-shape draw:style-name="gr6" draw:text-style-name="P2" draw:layer="layout" svg:width="0.5cm" svg:height="0.5cm" svg:x="11.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58cm" svg:height="11.624cm" draw:transform="skewX (0.250629280586386) rotate (-0.351334778426458) translate (14.395cm 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0cm" svg:y1="5cm" svg:x2="13.1cm" svg:y2="7.2cm">
          <text:p/>
        </draw:line>
        <draw:custom-shape draw:style-name="gr6" draw:text-style-name="P2" draw:layer="layout" svg:width="0.5cm" svg:height="0.5cm" svg:x="9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92cm" svg:y1="8.921cm" svg:x2="10.42cm" svg:y2="9.971cm">
          <text:p/>
        </draw:line>
        <draw:custom-shape draw:style-name="gr6" draw:text-style-name="P2" draw:layer="layout" svg:width="0.5cm" svg:height="0.5cm" svg:x="8.52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72cm" svg:y1="4.121cm" svg:x2="15.62cm" svg:y2="5.461cm">
          <text:p/>
        </draw:line>
        <draw:custom-shape draw:style-name="gr6" draw:text-style-name="P2" draw:layer="layout" svg:width="0.5cm" svg:height="0.5cm" svg:x="13.32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32cm" svg:y1="9.821cm" svg:x2="10.92cm" svg:y2="12.371cm">
          <text:p/>
        </draw:line>
        <draw:custom-shape draw:style-name="gr6" draw:text-style-name="P2" draw:layer="layout" svg:width="0.5cm" svg:height="0.5cm" svg:x="6.92cm" svg:y="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141cm" svg:y1="8.042cm" svg:x2="13.041cm" svg:y2="9.382cm">
          <text:p/>
        </draw:line>
        <draw:custom-shape draw:style-name="gr6" draw:text-style-name="P2" draw:layer="layout" svg:width="0.5cm" svg:height="0.5cm" svg:x="10.741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1cm" svg:y1="15.2cm" svg:x2="13cm" svg:y2="9.4cm">
          <text:p/>
        </draw:line>
        <draw:line draw:style-name="gr10" draw:text-style-name="P1" draw:layer="layout" svg:x1="8.087cm" svg:y1="15.214cm" svg:x2="10.8cm" svg:y2="8.1cm">
          <text:p/>
        </draw:line>
        <draw:custom-shape draw:style-name="gr11" draw:text-style-name="P1" draw:layer="layout" svg:width="0.416cm" svg:height="0.415cm" draw:transform="rotate (-0.585034365268499) translate (12.653cm 9.124cm)">
          <text:p/>
          <draw:enhanced-geometry svg:viewBox="0 0 21600 21600" draw:glue-points="?f6 0 10800 ?f8 ?f11 10800 ?f9 21600 10800 ?f10 ?f5 10800" draw:text-areas="?f3 ?f3 ?f4 ?f4" draw:type="parallelogram" draw:modifiers="3989.351081530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2" draw:text-style-name="P4" draw:layer="layout" svg:width="3.413cm" svg:height="1.229cm" svg:x="3.495cm" svg:y="3.76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4" draw:layer="layout" svg:width="2.95cm" svg:height="1.088cm" svg:x="3.496cm" svg:y="5.9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10" draw:text-style-name="P1" draw:layer="layout" svg:x1="5.4cm" svg:y1="4.9cm" svg:x2="4.8cm" svg:y2="6.1cm">
          <text:p/>
        </draw:line>
        <draw:frame draw:style-name="gr13" draw:text-style-name="P5" draw:layer="layout" svg:width="3.4cm" svg:height="0.962cm" svg:x="4cm" svg:y="1.938cm">
          <draw:text-box>
            <text:p>Unknown</text:p>
          </draw:text-box>
        </draw:frame>
        <draw:line draw:style-name="gr10" draw:text-style-name="P1" draw:layer="layout" svg:x1="5.5cm" svg:y1="2.8cm" svg:x2="5.414cm" svg:y2="4.087cm">
          <text:p/>
        </draw:line>
        <draw:frame draw:style-name="gr12" draw:text-style-name="P4" draw:layer="layout" svg:width="2.95cm" svg:height="1.088cm" svg:x="3.5cm" svg:y="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4" draw:text-style-name="P4" draw:layer="layout" svg:x1="5.1cm" svg:y1="6.9cm" svg:x2="5.1cm" svg:y2="8.2cm">
          <text:p/>
        </draw:line>
        <draw:frame draw:style-name="gr15" draw:text-style-name="P6" draw:layer="layout" svg:width="0.725cm" svg:height="1.088cm" svg:x="9.775cm" svg:y="6.8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6" draw:layer="layout" svg:width="1.6cm" svg:height="1.088cm" svg:x="13cm" svg:y="9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  <draw:page draw:name="page3" draw:style-name="dp1" draw:master-page-name="預設">
        <draw:line draw:style-name="gr17" draw:text-style-name="P1" draw:layer="layout" svg:x1="3.6cm" svg:y1="14.25cm" svg:x2="20.8cm" svg:y2="14.251cm">
          <text:p/>
        </draw:line>
        <draw:line draw:style-name="gr17" draw:text-style-name="P1" draw:layer="layout" svg:x1="6.5cm" svg:y1="15.3cm" svg:x2="6.5cm" svg:y2="3.2cm">
          <text:p/>
        </draw:line>
        <draw:line draw:style-name="gr18" draw:text-style-name="P1" draw:layer="layout" svg:x1="4.6cm" svg:y1="13.4cm" svg:x2="20.8cm" svg:y2="4.7cm">
          <text:p/>
        </draw:line>
        <draw:line draw:style-name="gr19" draw:text-style-name="P1" draw:layer="layout" svg:x1="16.2cm" svg:y1="14.3cm" svg:x2="16.2cm" svg:y2="7.2cm">
          <text:p/>
        </draw:line>
        <draw:line draw:style-name="gr19" draw:text-style-name="P1" draw:layer="layout" svg:x1="6.5cm" svg:y1="7.1cm" svg:x2="16.2cm" svg:y2="7.1cm">
          <text:p/>
        </draw:line>
        <draw:custom-shape draw:style-name="gr20" draw:text-style-name="P1" draw:layer="layout" svg:width="0.3cm" svg:height="0.3cm" svg:x="14.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18.2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11.5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13.0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16.0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9.6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7.401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10.7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20.4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8.4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19.002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cm" svg:height="0.3cm" svg:x="15.402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1" draw:layer="layout" svg:width="4.996cm" svg:height="3.477cm" draw:transform="rotate (1.94167879284369) translate (14.8693947911772cm 10.417444066204cm)" svg:viewBox="0 0 4997 3478" svg:d="M0 1428c652 253 1227 155 2056-596 1335-1210 2086-1227 2050 798 67 1206 331 1631 891 1848">
          <text:p/>
        </draw:path>
        <draw:frame draw:style-name="gr12" draw:text-style-name="P4" draw:layer="layout" svg:width="0.971cm" svg:height="1.323cm" svg:x="15.782cm" svg:y="14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2" draw:text-style-name="P4" xml:id="id1" draw:id="id1" draw:layer="layout" svg:x1="16.2cm" svg:y1="5.7cm" svg:x2="16.2cm" svg:y2="7.101cm">
          <text:p/>
        </draw:line>
        <draw:frame draw:style-name="gr12" draw:text-style-name="P4" draw:layer="layout" svg:width="1.052cm" svg:height="1.323cm" svg:x="4.982cm" svg:y="4.8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9" draw:text-style-name="P1" draw:layer="layout" svg:x1="6.5cm" svg:y1="5.5cm" svg:x2="16.2cm" svg:y2="5.5cm">
          <text:p/>
        </draw:line>
        <draw:frame draw:style-name="gr12" draw:text-style-name="P4" draw:layer="layout" svg:width="4.205cm" svg:height="1.233cm" svg:x="1.783cm" svg:y="6.4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4" xml:id="id2" draw:id="id2" draw:layer="layout" svg:width="2.257cm" svg:height="0.779cm" svg:x="18.2cm" svg:y="7.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4" xml:id="id3" draw:id="id3" draw:layer="layout" svg:width="3.465cm" svg:height="0.877cm" svg:x="18.121cm" svg:y="2.36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23" draw:text-style-name="P1" draw:layer="layout" draw:type="lines" svg:x1="16.2cm" svg:y1="7.101cm" svg:x2="18.2cm" svg:y2="8.289cm" draw:start-shape="id1" draw:start-glue-point="2" draw:end-shape="id2" draw:end-glue-point="3" svg:d="M16200 7101h690l810 1188h500" svg:viewBox="0 0 2001 1189">
          <text:p/>
        </draw:connector>
        <draw:connector draw:style-name="gr23" draw:text-style-name="P1" draw:layer="layout" draw:type="lines" svg:x1="16.2cm" svg:y1="6.4cm" svg:x2="18.121cm" svg:y2="2.805cm" draw:start-shape="id1" draw:start-glue-point="1" draw:end-shape="id3" draw:end-glue-point="3" svg:d="M16200 6400h690l731-3595h500" svg:viewBox="0 0 1922 3596">
          <text:p/>
        </draw:connector>
      </draw:page>
      <draw:page draw:name="page4" draw:style-name="dp1" draw:master-page-name="預設">
        <draw:line draw:style-name="gr24" draw:text-style-name="P1" draw:layer="layout" svg:x1="3.6cm" svg:y1="14.25cm" svg:x2="20.8cm" svg:y2="14.251cm">
          <text:p/>
        </draw:line>
        <draw:line draw:style-name="gr24" draw:text-style-name="P1" draw:layer="layout" svg:x1="6.5cm" svg:y1="15.3cm" svg:x2="6.5cm" svg:y2="3.2cm">
          <text:p/>
        </draw:line>
        <draw:line draw:style-name="gr25" draw:text-style-name="P1" draw:layer="layout" svg:x1="4.6cm" svg:y1="13.4cm" svg:x2="20.8cm" svg:y2="4.7cm">
          <text:p/>
        </draw:line>
        <draw:line draw:style-name="gr26" draw:text-style-name="P1" draw:layer="layout" svg:x1="16.2cm" svg:y1="14.3cm" svg:x2="16.2cm" svg:y2="7.2cm">
          <text:p/>
        </draw:line>
        <draw:custom-shape draw:style-name="gr27" draw:text-style-name="P1" draw:layer="layout" svg:width="0.3cm" svg:height="0.3cm" svg:x="14.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18.2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11.5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13.0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16.0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9.6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7.401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10.7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20.4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8.4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19.002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cm" svg:height="0.3cm" svg:x="15.402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4.996cm" svg:height="3.477cm" draw:transform="rotate (1.94167879284369) translate (14.8693947911772cm 10.417444066204cm)" svg:viewBox="0 0 4997 3478" svg:d="M0 1428c652 253 1227 155 2056-596 1335-1210 2086-1227 2050 798 67 1206 331 1631 891 1848">
          <text:p/>
        </draw:path>
        <draw:frame draw:style-name="gr29" draw:text-style-name="P4" draw:layer="layout" svg:width="1.107cm" svg:height="1.323cm" svg:x="15.782cm" svg:y="14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0" draw:text-style-name="P4" draw:layer="layout" svg:x1="16.2cm" svg:y1="5.7cm" svg:x2="16.2cm" svg:y2="7.101cm">
          <text:p/>
        </draw:line>
        <draw:path draw:style-name="gr28" draw:text-style-name="P1" draw:layer="layout" svg:width="4.996cm" svg:height="3.477cm" draw:transform="rotate (1.94167879284369) translate (11.7703947911772cm 12.617444066204cm)" svg:viewBox="0 0 4997 3478" svg:d="M0 1428c652 253 1227 155 2056-596 1335-1210 2086-1227 2050 798 67 1206 331 1631 891 1848">
          <text:p/>
        </draw:path>
        <draw:line draw:style-name="gr26" draw:text-style-name="P1" draw:layer="layout" svg:x1="19.201cm" svg:y1="14.301cm" svg:x2="19.2cm" svg:y2="5.6cm">
          <text:p/>
        </draw:line>
        <draw:frame draw:style-name="gr29" draw:text-style-name="P4" draw:layer="layout" svg:width="1.146cm" svg:height="1.323cm" svg:x="18.783cm" svg:y="14.6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6" draw:text-style-name="P1" draw:layer="layout" svg:x1="13.101cm" svg:y1="14.301cm" svg:x2="13.1cm" svg:y2="8.9cm">
          <text:p/>
        </draw:line>
        <draw:frame draw:style-name="gr29" draw:text-style-name="P4" draw:layer="layout" svg:width="1.106cm" svg:height="1.323cm" svg:x="12.683cm" svg:y="14.6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6" draw:text-style-name="P1" draw:layer="layout" svg:x1="8.601cm" svg:y1="14.301cm" svg:x2="8.6cm" svg:y2="11.3cm">
          <text:p/>
        </draw:line>
        <draw:frame draw:style-name="gr29" draw:text-style-name="P4" draw:layer="layout" svg:width="1.1cm" svg:height="1.323cm" svg:x="8.183cm" svg:y="14.6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28" draw:text-style-name="P1" draw:layer="layout" svg:width="4.996cm" svg:height="3.477cm" draw:transform="rotate (1.94167879284369) translate (7.17139479117722cm 14.517444066204cm)" svg:viewBox="0 0 4997 3478" svg:d="M0 1428c652 253 1227 155 2056-596 1335-1210 2086-1227 2050 798 67 1206 331 1631 891 1848">
          <text:p/>
        </draw:path>
        <draw:path draw:style-name="gr28" draw:text-style-name="P1" draw:layer="layout" svg:width="4.996cm" svg:height="3.477cm" draw:transform="rotate (1.94167879284369) translate (17.7713947911772cm 8.81744406620399cm)" svg:viewBox="0 0 4997 3478" svg:d="M0 1428c652 253 1227 155 2056-596 1335-1210 2086-1227 2050 798 67 1206 331 1631 891 184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的物件_5f_1" style:display-name="無填入的物件_1" style:family="graphic" style:parent-style-name="預設_5f_1">
      <style:graphic-properties svg:stroke-color="#000000" draw:fill="none"/>
    </style:style>
    <style:style style:name="無填入也無線條的物件_5f_1" style:display-name="無填入也無線條的物件_1" style:family="graphic" style:parent-style-name="預設_5f_1">
      <style:graphic-properties draw:stroke="none" draw:fill="none"/>
    </style:style>
    <style:style style:name="無填入的物件_5f_2" style:display-name="無填入的物件_2" style:family="graphic" style:parent-style-name="預設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4:40:18.970857320</meta:creation-date>
    <dc:date>2018-03-04T22:29:26.810135912</dc:date>
    <meta:editing-duration>PT31M5S</meta:editing-duration>
    <meta:editing-cycles>8</meta:editing-cycles>
    <meta:generator>LibreOffice/6.0.1.1$Linux_X86_64 LibreOffice_project/00m0$Build-1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w</mi>
          <mi>T</mi>
        </msup>
      </mrow>
      <mi>x</mi>
    </mrow>
    <annotation encoding="StarMath 5.0">y = w^T x</annotation>
  </semantics>
</math>
</file>

<file path=Object 11/content.xml><?xml version="1.0" encoding="utf-8"?>
<math xmlns="http://www.w3.org/1998/Math/MathML" display="block">
  <semantics>
    <mrow>
      <mi>A</mi>
      <mrow>
        <mi>x</mi>
        <mo stretchy="false">=</mo>
        <mi>b</mi>
      </mrow>
    </mrow>
    <annotation encoding="StarMath 5.0">A x = b</annotation>
  </semantics>
</math>
</file>

<file path=Object 12/content.xml><?xml version="1.0" encoding="utf-8"?>
<math xmlns="http://www.w3.org/1998/Math/MathML" display="block">
  <semantics>
    <mrow>
      <mi>A</mi>
      <mrow>
        <mover accent="true">
          <mi>x</mi>
          <mo stretchy="false">^</mo>
        </mover>
        <mo stretchy="false">=</mo>
        <mi>b</mi>
      </mrow>
    </mrow>
    <annotation encoding="StarMath 5.0">A hat x = b</annotation>
  </semantics>
</math>
</file>

<file path=Object 13/content.xml><?xml version="1.0" encoding="utf-8"?>
<math xmlns="http://www.w3.org/1998/Math/MathML" display="block">
  <semantics>
    <mi>b</mi>
    <annotation encoding="StarMath 5.0">
b</annotation>
  </semantics>
</math>
</file>

<file path=Object 14/content.xml><?xml version="1.0" encoding="utf-8"?>
<math xmlns="http://www.w3.org/1998/Math/MathML" display="block">
  <semantics>
    <mrow>
      <mi>A</mi>
      <mover accent="true">
        <mi>x</mi>
        <mo stretchy="false">^</mo>
      </mover>
    </mrow>
    <annotation encoding="StarMath 5.0">A hat x</annotation>
  </semantics>
</math>
</file>

<file path=Object 2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/content.xml><?xml version="1.0" encoding="utf-8"?>
<math xmlns="http://www.w3.org/1998/Math/MathML" display="block">
  <semantics>
    <mrow>
      <mover accent="true">
        <msub>
          <mi>y</mi>
          <mi>i</mi>
        </msub>
        <mo stretchy="false">^</mo>
      </mover>
      <mo stretchy="false">=</mo>
      <mrow>
        <msub>
          <mi mathvariant="italic">ax</mi>
          <mi>i</mi>
        </msub>
        <mo stretchy="false">+</mo>
        <mi>b</mi>
      </mrow>
    </mrow>
    <annotation encoding="StarMath 5.0">hat {y_i} = ax_i + b</annotation>
  </semantics>
</math>
</file>

<file path=Object 4/content.xml><?xml version="1.0" encoding="utf-8"?>
<math xmlns="http://www.w3.org/1998/Math/MathML" display="block">
  <semantics>
    <mrow>
      <mi mathvariant="italic">mean</mi>
      <mover accent="true">
        <mi>y</mi>
        <mo stretchy="false">^</mo>
      </mover>
    </mrow>
    <annotation encoding="StarMath 5.0">mean hat { y }</annotation>
  </semantics>
</math>
</file>

<file path=Object 5/content.xml><?xml version="1.0" encoding="utf-8"?>
<math xmlns="http://www.w3.org/1998/Math/MathML" display="block">
  <semantics>
    <mrow>
      <mi mathvariant="italic">variance</mi>
      <msup>
        <mi>σ</mi>
        <mn>2</mn>
      </msup>
    </mrow>
    <annotation encoding="StarMath 5.0">variance %isigma^2</annotation>
  </semantics>
</math>
</file>

<file path=Object 6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7/content.xml><?xml version="1.0" encoding="utf-8"?>
<math xmlns="http://www.w3.org/1998/Math/MathML" display="block">
  <semantics>
    <msub>
      <mi>x</mi>
      <mn>4</mn>
    </msub>
    <annotation encoding="StarMath 5.0">x_4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/content.xml><?xml version="1.0" encoding="utf-8"?>
<math xmlns="http://www.w3.org/1998/Math/MathML" display="block">
  <semantics>
    <msub>
      <mi>x</mi>
      <mn>1</mn>
    </msub>
    <annotation encoding="StarMath 5.0">x_1</annotation>
  </semantics>
</math>
</file>